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normal" officeooo:rsid="00b81bf7" officeooo:paragraph-rsid="008eea96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normal" officeooo:paragraph-rsid="008eea9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normal" officeooo:paragraph-rsid="00a3d1d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margin-left="0cm" fo:margin-right="0.127cm" fo:text-align="start" style:justify-single-word="false" fo:text-indent="0cm" style:auto-text-indent="false" style:snap-to-layout-gri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81bf7" style:font-weight-asian="bold" style:font-weight-complex="bold"/>
    </style:style>
    <style:style style:name="T3" style:family="text">
      <style:text-properties officeooo:rsid="00b81bf7"/>
    </style:style>
    <style:style style:name="T4" style:family="text">
      <style:text-properties fo:font-size="7pt" style:font-size-asian="7pt" style:font-size-complex="7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if test="o.lot_id.ean_128"&gt;</text:placeholder></text:p>
      <text:p text:style-name="P1"><text:placeholder text:placeholder-type="text">&lt;for each="label in range(o.quantity)"&gt;</text:placeholder></text:p>
      <text:p text:style-name="P2"><draw:frame draw:style-name="fr1" draw:name="image: barcode(o.lot_id.ean_128, 'code128')" text:anchor-type="paragraph" svg:y="0.229cm" draw:z-index="0"><draw:text-box fo:min-height="0.66cm" fo:min-width="1cm"><text:p text:style-name="Frame_20_contents">Imagen</text:p></draw:text-box></draw:frame><text:placeholder text:placeholder-type="text">&lt;o.lot_id.ean_128&gt;</text:placeholder></text:p>
      <text:p text:style-name="P4"><text:span text:style-name="T2">Referencia:</text:span><text:span text:style-name="T3"><text:placeholder text:placeholder-type="text">&lt;o.lot_id.ref&gt;</text:placeholder></text:span></text:p>
      <text:p text:style-name="P3"><text:span text:style-name="T1">N° Lote:</text:span> <text:placeholder text:placeholder-type="text">&lt;o.lot_id.name&gt;</text:placeholder></text:p>
      <text:p text:style-name="P5"><text:span text:style-name="T2">Fecha de Vencimiento:</text:span><text:span text:style-name="T3"> </text:span><text:span text:style-name="T3"><text:placeholder text:placeholder-type="text">&lt;o.lot_id.life_date or 'N/A'&gt;</text:placeholder></text:span><text:soft-page-break/></text:p>
      <text:p text:style-name="P5"><text:span text:style-name="T4"><text:placeholder text:placeholder-type="text">&lt;/for&gt;</text:placeholder></text:span></text:p>
      <text:p text:style-name="P1"><text:placeholder text:placeholder-type="text">&lt;/if&gt;</text:placeholder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.2cm" fo:page-height="2.889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5-06-11T14:46:38.809163283</dc:date>
    <meta:editing-duration>PT16H26M31S</meta:editing-duration>
    <meta:editing-cycles>223</meta:editing-cycles>
    <meta:generator>LibreOffice/4.2.8.2$Linux_X86_64 LibreOffice_project/420m0$Build-2</meta:generator>
    <meta:document-statistic meta:table-count="0" meta:image-count="0" meta:object-count="0" meta:page-count="2" meta:paragraph-count="9" meta:word-count="20" meta:character-count="208" meta:non-whitespace-character-count="197"/>
  </office:meta>
</office:document-meta>
</file>